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9" calcext:value-type="float">
            <text:p>1309</text:p>
          </table:table-cell>
          <table:table-cell table:style-name="ce7" table:formula="of:=COUNTIF([.B7:.B999998];&quot;X&quot;)" office:value-type="float" office:value="1130" calcext:value-type="float">
            <text:p>113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3" calcext:value-type="float">
            <text:p>153</text:p>
          </table:table-cell>
          <table:table-cell table:style-name="ce25" table:formula="of:=SUM([.B2:.F2])" office:value-type="float" office:value="1390" calcext:value-type="float">
            <text:p>13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5">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10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21:51:32.6415367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3T21:52:10.112323185</dc:date>
    <meta:editing-duration>P1DT10H12M3S</meta:editing-duration>
    <meta:editing-cycles>1298</meta:editing-cycles>
    <meta:document-statistic meta:table-count="1" meta:cell-count="7898" meta:object-count="0"/>
  </office:meta>
</office:document-meta>
</file>